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60_sc_sw_mark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ma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j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dh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mój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ěkotz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e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z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šedš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ja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wonkac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z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šitkó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šišedš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eneh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tanu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achujć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z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m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žo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obsynjen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idźi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chima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jód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š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laj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vangel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ej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ejch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jedźiš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jedźe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w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sle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wumr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rozymi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apernau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ichtne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i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wanaći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ótknu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thani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nutsk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łonik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ebedeow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torhn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t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hinu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khnu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et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dź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dź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irizk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i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h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zta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u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u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i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w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waw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el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p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p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loróz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eŕ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žebedeuso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žebed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e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pi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p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ozy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r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dow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dow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ub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u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žr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že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zar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t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sy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jer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li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l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l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l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jch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jch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br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br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us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u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ni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l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ytk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y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ź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o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h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h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hn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p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p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ut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ozt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oł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š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i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n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š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š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r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o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r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rě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wje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m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ča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ła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ł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ła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al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ń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ń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ń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ó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olw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b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bow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bow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b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šič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o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le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az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r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o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o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n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łw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y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ozć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m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is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isn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i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j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i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achth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m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š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so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so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so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wo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pě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n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khnje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tn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wje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ob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o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š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š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ły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š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adź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a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ad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ub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ub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je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uz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uzć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lu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nń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nń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ńdź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ńdź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ń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rje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rje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ło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łož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o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ład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h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n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n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n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anj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ow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o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aw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a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omni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z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ćis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c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ća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udź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itkichpóha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it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a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ěd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s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tni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ěz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e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z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z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ež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aza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az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a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al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torh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oč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oč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oč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uš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uš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ušć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č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olw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olw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olw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olrb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łód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kr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kha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k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iš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š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š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ń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ćis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č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ć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l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i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u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m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kachpš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ja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ě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š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l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l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j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a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aw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ćic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ak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e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wješe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wjer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ynj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u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ič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i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č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h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hłódk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r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l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eš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n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łos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t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ł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ŕš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ŕ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č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če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j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iz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i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azy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ch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t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tr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č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č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l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l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č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ch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ch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b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ě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ě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eć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š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chki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oj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oj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oj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jer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jerd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jerd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ar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u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šepjet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šepje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šas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šas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je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jeb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š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ó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oš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oš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ru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e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oma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adde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p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wzyn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m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lit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mjenj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m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z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i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d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oj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in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inj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č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će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u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k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k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yrzy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wór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wór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un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o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a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l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ab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dom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ě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a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t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i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zy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om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om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omni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ow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ow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eč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lach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o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o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rophönizi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i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d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z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rpat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r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dź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tó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im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ima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iman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iman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im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ima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ćež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běh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a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swě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duzej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ba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batminułb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b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b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bič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ff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t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ni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óznodźěl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óžk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eń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ć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w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w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w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ja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tor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tor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y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y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y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e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uš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uš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u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njes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njes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łam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łam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łam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łam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kop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kaz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źě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źěl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ćě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b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po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óč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m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kn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k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k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kn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ć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a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k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j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n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chn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bbu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zt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z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zć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t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rpur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syča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up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up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aj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edź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edź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e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ed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u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uš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uš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a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a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ah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un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unan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u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oš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je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je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jes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ń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ńdź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ńdź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m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ótš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ha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uj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lad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lad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chod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je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ě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ěž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r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nj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běh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ró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jez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špot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d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njes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ń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n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n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l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ras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l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s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d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sy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phet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phe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š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š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w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će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ć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o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oł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oł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i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wjeć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š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c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ch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ch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ch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n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d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z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yč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pan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iž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ń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ń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ysl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j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no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u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u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u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ro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ro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a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j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jě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jěd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roz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rjeb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rjeb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órš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órš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órš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ór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órš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la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han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ha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źi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nóž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as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r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lu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lu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ta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k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č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ń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njež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zć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awuč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awuč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latu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latu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la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rizej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rizej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n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šo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lmar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uch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ts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tsćeh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óz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s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p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y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ró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e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ar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ar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rozym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rozym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rozym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omi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khrob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běh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wjed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płać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móž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ka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ztej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š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hn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ró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j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tpušć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pom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d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ro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lek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ar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seł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z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z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ŕ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mě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łyš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ł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yč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z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š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ši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ń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ńdź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krótš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d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j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n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na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ćiw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wě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wě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trjeb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słuch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mh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ła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jel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ń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ro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ma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ma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yty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udr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ě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lě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o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z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s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s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ě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lad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ě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z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wil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zt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zt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ćišć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c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y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r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jes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je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jes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jes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ě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h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cż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m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m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m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kaj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kaj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kaj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h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ró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ró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běr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aren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aren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č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ož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wa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war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sy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sy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swa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i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sel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d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aposled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leć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jeln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jel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s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s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s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s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ěsaz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k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up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wosnebi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wosebniš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mjeń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ě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at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ź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pa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ž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óč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óč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óčel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óčel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z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z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aŕ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a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rč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j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j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j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j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t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tw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yn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odźen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odźen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odźe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od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a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š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š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zt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sia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sa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n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j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stwo⸗-łamaz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stwo⸗łam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dl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će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ć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ub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ž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ž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ž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s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sliz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ódźič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ódźič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l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z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ztrow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v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t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s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s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s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ka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k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z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m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k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wa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was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z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ŕ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p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p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bł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ž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ž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žowa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žowa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e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w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o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o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ó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ón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judowa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n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ezt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e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ž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žd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ymžk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ymi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u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ej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aj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b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l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z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ih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o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sał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t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ob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ud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udo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ud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o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zt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z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por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łód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lěb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lěb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il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ž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žor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tz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rlu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eli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ap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a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an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ŕ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dźb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š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r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nanej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l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pha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ki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kej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ka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rae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rae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aa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trownič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aš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ašišari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a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zes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zep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zep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rdan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rd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m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m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m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m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dna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d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cht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cht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cht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us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aj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s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ruzal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ruzalemčen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ič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j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h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b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b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dumej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zy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s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s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dźe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dź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o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ir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ir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šariot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wěz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z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ma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im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ch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zt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podar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ian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t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t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t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ztaw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lč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ł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łb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z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ch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c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ch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ch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bo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š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ztor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nakš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n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b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w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ě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i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ašow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aš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herod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a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b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ph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l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jtm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jtman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jchleŕ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ěbr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j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drij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dri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mje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ło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u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i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mor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lgat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mej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ethzem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enezareth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ilej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ilej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ilej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ilej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ilejz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daren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gow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gow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g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ěrš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ěršt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š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š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ia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i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ow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ow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owčat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wjat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wja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sa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nsni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ćat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j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ó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o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rj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r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ch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ch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óž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jew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jebjeńč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a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a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ěr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tkn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tkny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t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sah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łh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ł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j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jabo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le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v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v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pit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ń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ni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lmanut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owje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lowje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lowje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e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u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rjó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ri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ri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č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w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zk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z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š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š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šć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ń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c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z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zy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z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zem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ze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ceš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c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ž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ž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ž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š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s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sl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s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r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ŕr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p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p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rnj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r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r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le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k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k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k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j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n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dl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chm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dźem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dźa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u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o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o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ž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ž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ž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ž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aner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ižš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i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dr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ž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thf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than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rt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elzebu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tro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timeu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tim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b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abb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imath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šinuć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ós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fe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fej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exandr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ja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rah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jatha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b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sb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9-14T20:05:20.657095953</dc:date>
    <meta:editing-duration>PT1M1S</meta:editing-duration>
    <meta:editing-cycles>1</meta:editing-cycles>
    <meta:document-statistic meta:table-count="1" meta:cell-count="5049" meta:object-count="0"/>
  </office:meta>
</office:document-meta>
</file>